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7cm" style:rel-column-width="9356*"/>
    </style:style>
    <style:style style:name="Tableau1.B" style:family="table-column">
      <style:table-column-properties style:column-width="2.429cm" style:rel-column-width="9363*"/>
    </style:style>
    <style:style style:name="Tableau1.G" style:family="table-column">
      <style:table-column-properties style:column-width="2.429cm" style:rel-column-width="936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9cm" style:rel-column-width="9362*"/>
    </style:style>
    <style:style style:name="Tableau2.G" style:family="table-column">
      <style:table-column-properties style:column-width="2.429cm" style:rel-column-width="936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0749" officeooo:paragraph-rsid="00160749"/>
    </style:style>
    <style:style style:name="P2" style:family="paragraph" style:parent-style-name="Standard">
      <style:text-properties officeooo:rsid="00163654" officeooo:paragraph-rsid="00163654"/>
    </style:style>
    <style:style style:name="P3" style:family="paragraph" style:parent-style-name="Standard">
      <style:text-properties officeooo:rsid="00183016" officeooo:paragraph-rsid="00183016"/>
    </style:style>
    <style:style style:name="P4" style:family="paragraph" style:parent-style-name="Standard">
      <style:text-properties officeooo:rsid="002caf15" officeooo:paragraph-rsid="002caf15"/>
    </style:style>
    <style:style style:name="P5" style:family="paragraph" style:parent-style-name="Table_20_Contents">
      <style:text-properties officeooo:rsid="00160749" officeooo:paragraph-rsid="00160749"/>
    </style:style>
    <style:style style:name="P6" style:family="paragraph" style:parent-style-name="Table_20_Contents">
      <style:text-properties officeooo:rsid="00183016" officeooo:paragraph-rsid="00183016"/>
    </style:style>
    <style:style style:name="P7" style:family="paragraph" style:parent-style-name="Table_20_Contents">
      <style:text-properties officeooo:rsid="00183016" officeooo:paragraph-rsid="0036a823"/>
    </style:style>
    <style:style style:name="P8" style:family="paragraph" style:parent-style-name="Table_20_Contents">
      <style:text-properties officeooo:rsid="00183016" officeooo:paragraph-rsid="003b62d0"/>
    </style:style>
    <style:style style:name="P9" style:family="paragraph" style:parent-style-name="Table_20_Contents">
      <style:text-properties officeooo:rsid="001fb2c2" officeooo:paragraph-rsid="00183016"/>
    </style:style>
    <style:style style:name="P10" style:family="paragraph" style:parent-style-name="Table_20_Contents">
      <style:text-properties officeooo:rsid="001fb2c2" officeooo:paragraph-rsid="0036a823"/>
    </style:style>
    <style:style style:name="P11" style:family="paragraph" style:parent-style-name="Table_20_Contents">
      <style:text-properties officeooo:rsid="001fb2c2" officeooo:paragraph-rsid="003b62d0"/>
    </style:style>
    <style:style style:name="P12" style:family="paragraph" style:parent-style-name="Table_20_Contents">
      <style:text-properties officeooo:rsid="0022a0a2" officeooo:paragraph-rsid="00183016"/>
    </style:style>
    <style:style style:name="P13" style:family="paragraph" style:parent-style-name="Table_20_Contents">
      <style:text-properties officeooo:rsid="0022a0a2" officeooo:paragraph-rsid="00194f58"/>
    </style:style>
    <style:style style:name="P14" style:family="paragraph" style:parent-style-name="Table_20_Contents">
      <style:text-properties officeooo:rsid="0022a0a2" officeooo:paragraph-rsid="0036a823"/>
    </style:style>
    <style:style style:name="P15" style:family="paragraph" style:parent-style-name="Table_20_Contents">
      <style:text-properties officeooo:rsid="002ae8d2" officeooo:paragraph-rsid="00194f58"/>
    </style:style>
    <style:style style:name="P16" style:family="paragraph" style:parent-style-name="Table_20_Contents">
      <style:text-properties officeooo:rsid="00194f58" officeooo:paragraph-rsid="00194f58"/>
    </style:style>
    <style:style style:name="P17" style:family="paragraph" style:parent-style-name="Table_20_Contents">
      <style:text-properties officeooo:rsid="00194f58" officeooo:paragraph-rsid="001f9bd2"/>
    </style:style>
    <style:style style:name="P18" style:family="paragraph" style:parent-style-name="Table_20_Contents">
      <style:text-properties officeooo:rsid="00194f58" officeooo:paragraph-rsid="0027880a"/>
    </style:style>
    <style:style style:name="P19" style:family="paragraph" style:parent-style-name="Table_20_Contents">
      <style:text-properties officeooo:rsid="001b374a" officeooo:paragraph-rsid="001b374a"/>
    </style:style>
    <style:style style:name="P20" style:family="paragraph" style:parent-style-name="Table_20_Contents">
      <style:text-properties officeooo:rsid="001f9bd2" officeooo:paragraph-rsid="001f9bd2"/>
    </style:style>
    <style:style style:name="P21" style:family="paragraph" style:parent-style-name="Table_20_Contents">
      <style:text-properties officeooo:rsid="00210969" officeooo:paragraph-rsid="00210969"/>
    </style:style>
    <style:style style:name="P22" style:family="paragraph" style:parent-style-name="Table_20_Contents">
      <style:text-properties officeooo:rsid="0021ae4c" officeooo:paragraph-rsid="0021ae4c"/>
    </style:style>
    <style:style style:name="P23" style:family="paragraph" style:parent-style-name="Table_20_Contents">
      <style:text-properties officeooo:rsid="0021d8df" officeooo:paragraph-rsid="0021d8df"/>
    </style:style>
    <style:style style:name="P24" style:family="paragraph" style:parent-style-name="Table_20_Contents">
      <style:text-properties officeooo:rsid="0026bc99" officeooo:paragraph-rsid="0026bc99"/>
    </style:style>
    <style:style style:name="P25" style:family="paragraph" style:parent-style-name="Table_20_Contents">
      <style:text-properties officeooo:rsid="0026bc99" officeooo:paragraph-rsid="0027880a"/>
    </style:style>
    <style:style style:name="P26" style:family="paragraph" style:parent-style-name="Table_20_Contents">
      <style:text-properties officeooo:rsid="0027d270" officeooo:paragraph-rsid="0027d270"/>
    </style:style>
    <style:style style:name="P27" style:family="paragraph" style:parent-style-name="Table_20_Contents">
      <style:text-properties officeooo:rsid="0027d270" officeooo:paragraph-rsid="002caf15"/>
    </style:style>
    <style:style style:name="P28" style:family="paragraph" style:parent-style-name="Table_20_Contents">
      <style:text-properties officeooo:rsid="002ad277" officeooo:paragraph-rsid="002ad277"/>
    </style:style>
    <style:style style:name="P29" style:family="paragraph" style:parent-style-name="Table_20_Contents">
      <style:text-properties officeooo:rsid="002caf15" officeooo:paragraph-rsid="002caf15"/>
    </style:style>
    <style:style style:name="P30" style:family="paragraph" style:parent-style-name="Table_20_Contents">
      <style:text-properties officeooo:rsid="002caf15" officeooo:paragraph-rsid="0033fa49"/>
    </style:style>
    <style:style style:name="P31" style:family="paragraph" style:parent-style-name="Table_20_Contents">
      <style:text-properties officeooo:rsid="002f627c" officeooo:paragraph-rsid="002f627c"/>
    </style:style>
    <style:style style:name="P32" style:family="paragraph" style:parent-style-name="Table_20_Contents">
      <style:text-properties officeooo:rsid="0034e62d" officeooo:paragraph-rsid="0034e62d"/>
    </style:style>
    <style:style style:name="P33" style:family="paragraph" style:parent-style-name="Table_20_Contents">
      <style:text-properties officeooo:rsid="0036a823" officeooo:paragraph-rsid="0036a823"/>
    </style:style>
    <style:style style:name="P34" style:family="paragraph" style:parent-style-name="Table_20_Contents">
      <style:text-properties officeooo:rsid="00388a7e" officeooo:paragraph-rsid="00388a7e"/>
    </style:style>
    <style:style style:name="P35" style:family="paragraph" style:parent-style-name="Table_20_Contents">
      <style:text-properties officeooo:rsid="0039f383" officeooo:paragraph-rsid="0039f383"/>
    </style:style>
    <style:style style:name="P36" style:family="paragraph" style:parent-style-name="Table_20_Contents">
      <style:text-properties officeooo:rsid="003b3305" officeooo:paragraph-rsid="003b3305"/>
    </style:style>
    <style:style style:name="P37" style:family="paragraph" style:parent-style-name="Table_20_Contents">
      <style:text-properties officeooo:rsid="003b62d0" officeooo:paragraph-rsid="003b62d0"/>
    </style:style>
    <style:style style:name="P38" style:family="paragraph" style:parent-style-name="Table_20_Contents">
      <style:text-properties officeooo:rsid="003ca1b8" officeooo:paragraph-rsid="003ca1b8"/>
    </style:style>
    <style:style style:name="P39" style:family="paragraph" style:parent-style-name="Table_20_Contents">
      <style:text-properties officeooo:rsid="00402da7" officeooo:paragraph-rsid="00402da7"/>
    </style:style>
    <style:style style:name="P40" style:family="paragraph" style:parent-style-name="Table_20_Contents">
      <style:text-properties officeooo:rsid="0027d270" officeooo:paragraph-rsid="00402da7"/>
    </style:style>
    <style:style style:name="P41" style:family="paragraph" style:parent-style-name="Table_20_Contents">
      <style:text-properties officeooo:rsid="0040eb75" officeooo:paragraph-rsid="0040eb75"/>
    </style:style>
    <style:style style:name="P42" style:family="paragraph" style:parent-style-name="Table_20_Contents">
      <style:text-properties officeooo:rsid="001fb2c2" officeooo:paragraph-rsid="00183016"/>
    </style:style>
    <style:style style:name="P43" style:family="paragraph" style:parent-style-name="Table_20_Contents">
      <style:text-properties officeooo:rsid="001fb2c2" officeooo:paragraph-rsid="003b62d0"/>
    </style:style>
    <style:style style:name="P44" style:family="paragraph" style:parent-style-name="Table_20_Contents">
      <style:text-properties officeooo:rsid="00418113" officeooo:paragraph-rsid="00418113"/>
    </style:style>
    <style:style style:name="P45" style:family="paragraph" style:parent-style-name="Table_20_Contents">
      <style:text-properties officeooo:rsid="0022a0a2" officeooo:paragraph-rsid="00418113"/>
    </style:style>
    <style:style style:name="P46" style:family="paragraph" style:parent-style-name="Table_20_Contents">
      <style:text-properties officeooo:rsid="0022a0a2" officeooo:paragraph-rsid="0036a823"/>
    </style:style>
    <style:style style:name="P47" style:family="paragraph" style:parent-style-name="Table_20_Contents">
      <style:text-properties officeooo:rsid="0026bc99" officeooo:paragraph-rsid="0027880a"/>
    </style:style>
    <style:style style:name="P48" style:family="paragraph" style:parent-style-name="Table_20_Contents">
      <style:text-properties officeooo:rsid="0026bc99" officeooo:paragraph-rsid="00183016"/>
    </style:style>
    <style:style style:name="P49" style:family="paragraph" style:parent-style-name="Table_20_Contents">
      <style:text-properties officeooo:rsid="0026bc99" officeooo:paragraph-rsid="00194f58"/>
    </style:style>
    <style:style style:name="P50" style:family="paragraph" style:parent-style-name="Table_20_Contents">
      <style:text-properties officeooo:rsid="002ae8d2" officeooo:paragraph-rsid="00194f58"/>
    </style:style>
    <style:style style:name="P51" style:family="paragraph" style:parent-style-name="Table_20_Contents">
      <style:text-properties officeooo:rsid="003b62d0" officeooo:paragraph-rsid="003b62d0"/>
    </style:style>
    <style:style style:name="P52" style:family="paragraph" style:parent-style-name="Table_20_Contents">
      <style:text-properties officeooo:rsid="0042b05c" officeooo:paragraph-rsid="0042b05c"/>
    </style:style>
    <style:style style:name="T1" style:family="text">
      <style:text-properties officeooo:rsid="00163654"/>
    </style:style>
    <style:style style:name="T2" style:family="text">
      <style:text-properties officeooo:rsid="00183016"/>
    </style:style>
    <style:style style:name="T3" style:family="text">
      <style:text-properties officeooo:rsid="0032a841"/>
    </style:style>
    <style:style style:name="T4" style:family="text">
      <style:text-properties officeooo:rsid="00194f58"/>
    </style:style>
    <style:style style:name="T5" style:family="text">
      <style:text-properties officeooo:rsid="001b374a"/>
    </style:style>
    <style:style style:name="T6" style:family="text">
      <style:text-properties officeooo:rsid="001c6b0d"/>
    </style:style>
    <style:style style:name="T7" style:family="text">
      <style:text-properties officeooo:rsid="00210969"/>
    </style:style>
    <style:style style:name="T8" style:family="text">
      <style:text-properties officeooo:rsid="0025013d"/>
    </style:style>
    <style:style style:name="T9" style:family="text">
      <style:text-properties officeooo:rsid="0026bc99"/>
    </style:style>
    <style:style style:name="T10" style:family="text">
      <style:text-properties officeooo:rsid="0027339d"/>
    </style:style>
    <style:style style:name="T11" style:family="text">
      <style:text-properties officeooo:rsid="0027880a"/>
    </style:style>
    <style:style style:name="T12" style:family="text">
      <style:text-properties officeooo:rsid="0027d270"/>
    </style:style>
    <style:style style:name="T13" style:family="text">
      <style:text-properties officeooo:rsid="0029c84c"/>
    </style:style>
    <style:style style:name="T14" style:family="text">
      <style:text-properties officeooo:rsid="002ad277"/>
    </style:style>
    <style:style style:name="T15" style:family="text">
      <style:text-properties officeooo:rsid="002f627c"/>
    </style:style>
    <style:style style:name="T16" style:family="text">
      <style:text-properties officeooo:rsid="003b62d0"/>
    </style:style>
    <style:style style:name="T17" style:family="text">
      <style:text-properties officeooo:rsid="00402da7"/>
    </style:style>
    <style:style style:name="T18" style:family="text">
      <style:text-properties officeooo:rsid="0040eb75"/>
    </style:style>
    <style:style style:name="T19" style:family="text">
      <style:text-properties officeooo:rsid="004181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5"/>
        <table:table-column table:style-name="Tableau1.G"/>
        <table:table-row>
          <table:table-cell table:style-name="Tableau1.A1" office:value-type="string">
            <text:p text:style-name="P5">Bruce banner <text:span text:style-name="T2">fem </text:span></text:p>
            <text:p text:style-name="P5">-<text:span text:style-name="T7">2Euros</text:span></text:p>
          </table:table-cell>
          <table:table-cell table:style-name="Tableau1.A1" office:value-type="string">
            <text:p text:style-name="P6">Qty1</text:p>
            <text:p text:style-name="P6">12,84Euros</text:p>
          </table:table-cell>
          <table:table-cell table:style-name="Tableau1.A1" office:value-type="string">
            <text:p text:style-name="P9">Qty <text:span text:style-name="T3">3</text:span></text:p>
            <text:p text:style-name="P6">37,50Euros</text:p>
            <text:p text:style-name="P20">12,50unité</text:p>
          </table:table-cell>
          <table:table-cell table:style-name="Tableau1.A1" office:value-type="string">
            <text:p text:style-name="P9">Qty <text:span text:style-name="T5">7</text:span></text:p>
            <text:p text:style-name="P6">88,48Euros</text:p>
            <text:p text:style-name="P20">12,67unité</text:p>
          </table:table-cell>
          <table:table-cell table:style-name="Tableau1.A1" office:value-type="string">
            <text:p text:style-name="P9">Qty <text:span text:style-name="T3">25</text:span></text:p>
            <text:p text:style-name="P6">159,00Euro</text:p>
            <text:p text:style-name="P20"><text:span text:style-name="T7">6</text:span>,36unité</text:p>
          </table:table-cell>
          <table:table-cell table:style-name="Tableau1.A1" office:value-type="string">
            <text:p text:style-name="P31">ok</text:p>
          </table:table-cell>
          <table:table-cell table:style-name="Tableau1.G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6">Bubba kush fem</text:p>
            <text:p text:style-name="P6">-<text:span text:style-name="T7">2Euros</text:span></text:p>
          </table:table-cell>
          <table:table-cell table:style-name="Tableau1.A2" office:value-type="string">
            <text:p text:style-name="P6">Qty1</text:p>
            <text:p text:style-name="P19">11,83Euros</text:p>
          </table:table-cell>
          <table:table-cell table:style-name="Tableau1.A2" office:value-type="string">
            <text:p text:style-name="P9">Qty <text:span text:style-name="T3">3</text:span></text:p>
            <text:p text:style-name="P19">32,04Euros</text:p>
            <text:p text:style-name="P21">10,68unité</text:p>
          </table:table-cell>
          <table:table-cell table:style-name="Tableau1.A2" office:value-type="string">
            <text:p text:style-name="P9">Qty <text:span text:style-name="T5">7</text:span></text:p>
            <text:p text:style-name="P19">68,95Euros</text:p>
            <text:p text:style-name="P21">9,85unité</text:p>
          </table:table-cell>
          <table:table-cell table:style-name="Tableau1.A2" office:value-type="string">
            <text:p text:style-name="P9">Qty <text:span text:style-name="T3">25</text:span></text:p>
            <text:p text:style-name="P19">157,25Euros</text:p>
            <text:p text:style-name="P21">6,29unité</text:p>
          </table:table-cell>
          <table:table-cell table:style-name="Tableau1.A2" office:value-type="string">
            <text:p text:style-name="P31">ok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7">Critical kush(fem)</text:p>
            <text:p text:style-name="P20">-1Euros</text:p>
          </table:table-cell>
          <table:table-cell table:style-name="Tableau1.A2" office:value-type="string">
            <text:p text:style-name="P6">Qty1</text:p>
            <text:p text:style-name="P20">8Euros</text:p>
          </table:table-cell>
          <table:table-cell table:style-name="Tableau1.A2" office:value-type="string">
            <text:p text:style-name="P9">Qty <text:span text:style-name="T3">3</text:span></text:p>
            <text:p text:style-name="P20">18Euros</text:p>
            <text:p text:style-name="P22">6unité</text:p>
          </table:table-cell>
          <table:table-cell table:style-name="Tableau1.A2" office:value-type="string">
            <text:p text:style-name="P12">Qty5</text:p>
            <text:p text:style-name="P20">30Euros</text:p>
            <text:p text:style-name="P22">6unité</text:p>
          </table:table-cell>
          <table:table-cell table:style-name="Tableau1.A2" office:value-type="string">
            <text:p text:style-name="P12">Qty 10</text:p>
            <text:p text:style-name="P20">59Euros</text:p>
            <text:p text:style-name="P22">5,90unité</text:p>
          </table:table-cell>
          <table:table-cell table:style-name="Tableau1.A2" office:value-type="string">
            <text:p text:style-name="P13">Qty 20</text:p>
            <text:p text:style-name="P20">118Euros</text:p>
            <text:p text:style-name="P22">5,90uni<text:span text:style-name="T15">t</text:span>é</text:p>
          </table:table-cell>
          <table:table-cell table:style-name="Tableau1.G2" office:value-type="string">
            <text:p text:style-name="P31">Moi ok</text:p>
          </table:table-cell>
        </table:table-row>
        <table:table-row>
          <table:table-cell table:style-name="Tableau1.A2" office:value-type="string">
            <text:p text:style-name="P39">Lemon skunk</text:p>
            <text:p text:style-name="P17"/>
          </table:table-cell>
          <table:table-cell table:style-name="Tableau1.A2" office:value-type="string">
            <text:p text:style-name="P6">Qty1</text:p>
            <text:p text:style-name="P39">13,94Euro</text:p>
          </table:table-cell>
          <table:table-cell table:style-name="Tableau1.A2" office:value-type="string">
            <text:p text:style-name="P9">Qty <text:span text:style-name="T3">3</text:span></text:p>
            <text:p text:style-name="P39">38,76Euro</text:p>
            <text:p text:style-name="P41">12,92unité</text:p>
          </table:table-cell>
          <table:table-cell table:style-name="Tableau1.A2" office:value-type="string">
            <text:p text:style-name="P12">Qty<text:span text:style-name="T17">7</text:span></text:p>
            <text:p text:style-name="P39">88,06Euro</text:p>
            <text:p text:style-name="P41">12,58unité</text:p>
          </table:table-cell>
          <table:table-cell table:style-name="Tableau1.A2" office:value-type="string">
            <text:p text:style-name="P12">Qty 10</text:p>
            <text:p text:style-name="P23"/>
          </table:table-cell>
          <table:table-cell table:style-name="Tableau1.A2" office:value-type="string">
            <text:p text:style-name="P13">Qty 2<text:span text:style-name="T17">5</text:span></text:p>
            <text:p text:style-name="P39">185,50</text:p>
            <text:p text:style-name="P41">7,42unité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1">Strawbery Kush</text:p>
            <text:p text:style-name="P17"/>
          </table:table-cell>
          <table:table-cell table:style-name="Tableau1.A2" office:value-type="string">
            <text:p text:style-name="P6">Qty1</text:p>
            <text:p text:style-name="P41">13,89Euro</text:p>
          </table:table-cell>
          <table:table-cell table:style-name="Tableau1.A2" office:value-type="string">
            <text:p text:style-name="P9">Qty <text:span text:style-name="T3">3</text:span></text:p>
            <text:p text:style-name="P41">38,64Euro</text:p>
            <text:p text:style-name="P41">12,88unité</text:p>
          </table:table-cell>
          <table:table-cell table:style-name="Tableau1.A2" office:value-type="string">
            <text:p text:style-name="P12">Qty<text:span text:style-name="T18">7</text:span></text:p>
            <text:p text:style-name="P41">87,78Euro</text:p>
            <text:p text:style-name="P41">12,54unité</text:p>
          </table:table-cell>
          <table:table-cell table:style-name="Tableau1.A2" office:value-type="string">
            <text:p text:style-name="P12">Qty 10</text:p>
            <text:p text:style-name="P23"/>
            <text:p text:style-name="P23"/>
          </table:table-cell>
          <table:table-cell table:style-name="Tableau1.A2" office:value-type="string">
            <text:p text:style-name="P13">Qty 2<text:span text:style-name="T18">5</text:span></text:p>
            <text:p text:style-name="P41">184,74Euro</text:p>
            <text:p text:style-name="P41">7,39unité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GSC fem</text:p>
            <text:p text:style-name="P16">-<text:span text:style-name="T9">1Euros</text:span></text:p>
          </table:table-cell>
          <table:table-cell table:style-name="Tableau1.A2" office:value-type="string">
            <text:p text:style-name="P6">Qty1</text:p>
            <text:p text:style-name="P24">9Euros</text:p>
          </table:table-cell>
          <table:table-cell table:style-name="Tableau1.A2" office:value-type="string">
            <text:p text:style-name="P9">Qty <text:span text:style-name="T3">3</text:span></text:p>
            <text:p text:style-name="P24">24Euros</text:p>
            <text:p text:style-name="P24">8Unité</text:p>
          </table:table-cell>
          <table:table-cell table:style-name="Tableau1.A2" office:value-type="string">
            <text:p text:style-name="P12">Qty5</text:p>
            <text:p text:style-name="P24">35Euros</text:p>
            <text:p text:style-name="P24">7unité</text:p>
          </table:table-cell>
          <table:table-cell table:style-name="Tableau1.A2" office:value-type="string">
            <text:p text:style-name="P12">Qty 10</text:p>
            <text:p text:style-name="P24">60Euros</text:p>
            <text:p text:style-name="P24">6unité</text:p>
          </table:table-cell>
          <table:table-cell table:style-name="Tableau1.A2" office:value-type="string">
            <text:p text:style-name="P15">Qty 15</text:p>
            <text:p text:style-name="P24">94,50</text:p>
            <text:p text:style-name="P24">6,30unité</text:p>
          </table:table-cell>
          <table:table-cell table:style-name="Tableau1.G2" office:value-type="string">
            <text:p text:style-name="P31">Moi ok</text:p>
          </table:table-cell>
        </table:table-row>
        <table:table-row>
          <table:table-cell table:style-name="Tableau1.A2" office:value-type="string">
            <text:p text:style-name="P44">Amnesia Haze</text:p>
          </table:table-cell>
          <table:table-cell table:style-name="Tableau1.A2" office:value-type="string">
            <text:p text:style-name="P6">Qty1</text:p>
            <text:p text:style-name="P44">12,88Euro</text:p>
          </table:table-cell>
          <table:table-cell table:style-name="Tableau1.A2" office:value-type="string">
            <text:p text:style-name="P9">Qty <text:span text:style-name="T3">3</text:span></text:p>
            <text:p text:style-name="P44">35,16Euro</text:p>
            <text:p text:style-name="P44">11,72unité</text:p>
          </table:table-cell>
          <table:table-cell table:style-name="Tableau1.A2" office:value-type="string">
            <text:p text:style-name="P45">Qty<text:span text:style-name="T19">7</text:span></text:p>
            <text:p text:style-name="P45"><text:span text:style-name="T19">76,30Euro</text:span></text:p>
            <text:p text:style-name="P44">10,90unité</text:p>
          </table:table-cell>
          <table:table-cell table:style-name="Tableau1.A2" office:value-type="string">
            <text:p text:style-name="P12">Qty 10</text:p>
            <text:p text:style-name="P24"/>
            <text:p text:style-name="P24"/>
          </table:table-cell>
          <table:table-cell table:style-name="Tableau1.A2" office:value-type="string">
            <text:p text:style-name="P15">Qty <text:span text:style-name="T19">25</text:span></text:p>
            <text:p text:style-name="P44">183Euro</text:p>
            <text:p text:style-name="P44">7,32unité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8"><text:span text:style-name="T11">Master kush </text:span><text:s/>fem</text:p>
            <text:p text:style-name="P16">-<text:span text:style-name="T9">1,50Euros</text:span></text:p>
          </table:table-cell>
          <table:table-cell table:style-name="Tableau1.A2" office:value-type="string">
            <text:p text:style-name="P6">Qty1</text:p>
            <text:p text:style-name="P24">9Euros</text:p>
          </table:table-cell>
          <table:table-cell table:style-name="Tableau1.A2" office:value-type="string">
            <text:p text:style-name="P9">Qty <text:span text:style-name="T3">3</text:span></text:p>
            <text:p text:style-name="P24">22,50Euros</text:p>
            <text:p text:style-name="P24">7,50Unité</text:p>
          </table:table-cell>
          <table:table-cell table:style-name="Tableau1.A2" office:value-type="string">
            <text:p text:style-name="P12">Qty5</text:p>
            <text:p text:style-name="P24">35Euros</text:p>
            <text:p text:style-name="P24">7unité</text:p>
          </table:table-cell>
          <table:table-cell table:style-name="Tableau1.A2" office:value-type="string">
            <text:p text:style-name="P12">Qty 10</text:p>
            <text:p text:style-name="P24">58Euros</text:p>
            <text:p text:style-name="P24">5,80unité</text:p>
          </table:table-cell>
          <table:table-cell table:style-name="Tableau1.A2" office:value-type="string">
            <text:p text:style-name="P15">Qty 15</text:p>
            <text:p text:style-name="P24"><text:span text:style-name="T10">88,</text:span>50</text:p>
            <text:p text:style-name="P24"><text:span text:style-name="T10">5,90</text:span>unité</text:p>
          </table:table-cell>
          <table:table-cell table:style-name="Tableau1.G2" office:value-type="string">
            <text:p text:style-name="P31">Moi ok</text:p>
          </table:table-cell>
        </table:table-row>
        <table:table-row>
          <table:table-cell table:style-name="Tableau1.A2" office:value-type="string">
            <text:p text:style-name="P39">Special Kush</text:p>
          </table:table-cell>
          <table:table-cell table:style-name="Tableau1.A2" office:value-type="string">
            <text:p text:style-name="P6">Qty1</text:p>
            <text:p text:style-name="P40">1<text:span text:style-name="T13">0,50</text:span>Euro</text:p>
          </table:table-cell>
          <table:table-cell table:style-name="Tableau1.A2" office:value-type="string">
            <text:p text:style-name="P9">Qty <text:span text:style-name="T3">3</text:span></text:p>
            <text:p text:style-name="P40">2<text:span text:style-name="T14">7</text:span>,<text:span text:style-name="T14">9</text:span>0Euros</text:p>
            <text:p text:style-name="P40">9,<text:span text:style-name="T14">3</text:span>0unité</text:p>
          </table:table-cell>
          <table:table-cell table:style-name="Tableau1.A2" office:value-type="string">
            <text:p text:style-name="P12">Qty5</text:p>
            <text:p text:style-name="P40">4<text:span text:style-name="T14">6</text:span>Euros</text:p>
            <text:p text:style-name="P40">9,<text:span text:style-name="T14">2</text:span>0unité</text:p>
          </table:table-cell>
          <table:table-cell table:style-name="Tableau1.A2" office:value-type="string">
            <text:p text:style-name="P12">Qty 10</text:p>
            <text:p text:style-name="P40">8<text:span text:style-name="T14">3</text:span>Euros</text:p>
            <text:p text:style-name="P40">8,<text:span text:style-name="T14">30</text:span>unité</text:p>
          </table:table-cell>
          <table:table-cell table:style-name="Tableau1.A2" office:value-type="string">
            <text:p text:style-name="P26">Qty15</text:p>
            <text:p text:style-name="P40">120Euros</text:p>
            <text:p text:style-name="P40">8unité</text:p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6">Northem light reg</text:p>
            <text:p text:style-name="P16">-<text:span text:style-name="T12">1,</text:span><text:span text:style-name="T13">50</text:span><text:span text:style-name="T12">Euros</text:span></text:p>
          </table:table-cell>
          <table:table-cell table:style-name="Tableau1.A2" office:value-type="string">
            <text:p text:style-name="P6">Qty1</text:p>
            <text:p text:style-name="P26">1<text:span text:style-name="T13">0,50</text:span>Euro</text:p>
          </table:table-cell>
          <table:table-cell table:style-name="Tableau1.A2" office:value-type="string">
            <text:p text:style-name="P9">Qty <text:span text:style-name="T3">3</text:span></text:p>
            <text:p text:style-name="P26">2<text:span text:style-name="T14">7</text:span>,<text:span text:style-name="T14">9</text:span>0Euros</text:p>
            <text:p text:style-name="P26">9,<text:span text:style-name="T14">3</text:span>0unité</text:p>
          </table:table-cell>
          <table:table-cell table:style-name="Tableau1.A2" office:value-type="string">
            <text:p text:style-name="P12">Qty5</text:p>
            <text:p text:style-name="P26">4<text:span text:style-name="T14">6</text:span>Euros</text:p>
            <text:p text:style-name="P26">9,<text:span text:style-name="T14">2</text:span>0unité</text:p>
          </table:table-cell>
          <table:table-cell table:style-name="Tableau1.A2" office:value-type="string">
            <text:p text:style-name="P12">Qty 10</text:p>
            <text:p text:style-name="P26">8<text:span text:style-name="T14">3</text:span>Euros</text:p>
            <text:p text:style-name="P26">8,<text:span text:style-name="T14">30</text:span>unité</text:p>
          </table:table-cell>
          <table:table-cell table:style-name="Tableau1.A2" office:value-type="string">
            <text:p text:style-name="P26">Qty15</text:p>
            <text:p text:style-name="P26">120Euros</text:p>
            <text:p text:style-name="P26">8unité</text:p>
          </table:table-cell>
          <table:table-cell table:style-name="Tableau1.G2" office:value-type="string">
            <text:p text:style-name="P31">Moi ok</text:p>
          </table:table-cell>
        </table:table-row>
        <table:table-row>
          <table:table-cell table:style-name="Tableau1.A2" office:value-type="string">
            <text:p text:style-name="Table_20_Contents"><text:s/><text:span text:style-name="T4">Whyte widow reg</text:span></text:p>
          </table:table-cell>
          <table:table-cell table:style-name="Tableau1.A2" office:value-type="string">
            <text:p text:style-name="P6">Qty1</text:p>
            <text:p text:style-name="P28">4,10Euro</text:p>
          </table:table-cell>
          <table:table-cell table:style-name="Tableau1.A2" office:value-type="string">
            <text:p text:style-name="P9">Qty <text:span text:style-name="T3">3</text:span></text:p>
            <text:p text:style-name="P28">11,40Euros</text:p>
            <text:p text:style-name="P29">3,80unité</text:p>
          </table:table-cell>
          <table:table-cell table:style-name="Tableau1.A2" office:value-type="string">
            <text:p text:style-name="P12">Qty5</text:p>
            <text:p text:style-name="P29">19Euro</text:p>
            <text:p text:style-name="P29">3,80unité</text:p>
          </table:table-cell>
          <table:table-cell table:style-name="Tableau1.A2" office:value-type="string">
            <text:p text:style-name="P12">Qty 10</text:p>
            <text:p text:style-name="P29">38Euros</text:p>
            <text:p text:style-name="P29">3,80unité</text:p>
            <text:p text:style-name="P12"/>
          </table:table-cell>
          <table:table-cell table:style-name="Tableau1.A2" office:value-type="string">
            <text:p text:style-name="P27">Qty15</text:p>
            <text:p text:style-name="P30">57Euros</text:p>
            <text:p text:style-name="P30">3,80unité</text:p>
          </table:table-cell>
          <table:table-cell table:style-name="Tableau1.G2" office:value-type="string">
            <text:p text:style-name="P31">Moi ok</text:p>
          </table:table-cell>
        </table:table-row>
        <table:table-row>
          <table:table-cell table:style-name="Tableau1.A2" office:value-type="string">
            <text:p text:style-name="P32">Royal gorilla</text:p>
          </table:table-cell>
          <table:table-cell table:style-name="Tableau1.A2" office:value-type="string">
            <text:p text:style-name="P7">Qty1</text:p>
            <text:p text:style-name="P33">8 Euros</text:p>
          </table:table-cell>
          <table:table-cell table:style-name="Tableau1.A2" office:value-type="string">
            <text:p text:style-name="P10">Qty <text:span text:style-name="T3">3</text:span></text:p>
            <text:p text:style-name="P33">21,30 Euros</text:p>
            <text:p text:style-name="P33">7,01unité</text:p>
          </table:table-cell>
          <table:table-cell table:style-name="Tableau1.A2" office:value-type="string">
            <text:p text:style-name="P14">Qty5</text:p>
            <text:p text:style-name="P33">31 Euro</text:p>
            <text:p text:style-name="P33">6,20 unité</text:p>
          </table:table-cell>
          <table:table-cell table:style-name="Tableau1.A2" office:value-type="string">
            <text:p text:style-name="P14">Qty 10</text:p>
            <text:p text:style-name="P33">57,50</text:p>
            <text:p text:style-name="P33">5,75 unité</text:p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4">AK 47</text:p>
          </table:table-cell>
          <table:table-cell table:style-name="Tableau1.A2" office:value-type="string">
            <text:p text:style-name="P34">Qty</text:p>
            <text:p text:style-name="P35">11,66 Euro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35">Qty6</text:p>
            <text:p text:style-name="P35">69,96 Euro</text:p>
            <text:p text:style-name="P35">11,66 unité</text:p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6">Cement Shoes</text:p>
          </table:table-cell>
          <table:table-cell table:style-name="Tableau1.A2" office:value-type="string">
            <text:p text:style-name="P8">Qty1</text:p>
            <text:p text:style-name="P37">13,82 Euro</text:p>
          </table:table-cell>
          <table:table-cell table:style-name="Tableau1.A2" office:value-type="string">
            <text:p text:style-name="P11">Qty <text:span text:style-name="T3">3</text:span></text:p>
            <text:p text:style-name="P37">38,43 Euro</text:p>
            <text:p text:style-name="P37">12,81unité</text:p>
          </table:table-cell>
          <table:table-cell table:style-name="Tableau1.A2" office:value-type="string">
            <text:p text:style-name="P37">Qty 7</text:p>
            <text:p text:style-name="P37">87,29 Euro</text:p>
            <text:p text:style-name="P37">12,47unité</text:p>
          </table:table-cell>
          <table:table-cell table:style-name="Tableau1.A2" office:value-type="string">
            <text:p text:style-name="P14"><text:s/><text:span text:style-name="T16">Qty 25</text:span></text:p>
            <text:p text:style-name="P37">183,10 Euro</text:p>
            <text:p text:style-name="P37">7,32unité</text:p>
            <text:p text:style-name="P37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2">Gelato 911</text:p>
          </table:table-cell>
          <table:table-cell table:style-name="Tableau1.A2" office:value-type="string">
            <text:p text:style-name="P52">Qty1</text:p>
            <text:p text:style-name="P52">14Euro</text:p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37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</table:table-row>
      </table:table>
      <text:p text:style-name="P3"><text:soft-page-break/>En Baissant les prix de<text:span text:style-name="T6">1</text:span><text:span text:style-name="T8">Euro 1,50Euros </text:span><text:span text:style-name="T6">ET</text:span> 2 Euros seulement sans regard marge imposer </text:p>
      <text:p text:style-name="P1"><text:span text:style-name="T1">Prix en</text:span> euros proposer non actée encore a voir calculateur % automatique Développeur</text:p>
      <text:p text:style-name="P2">Tranche prix par graine a la dizaine entre 34 euros et 90 euros </text:p>
      <text:p text:style-name="P2">Avec un prix basée minimum a 3,40 centime l’unité est 9 euros</text:p>
      <text:p text:style-name="P4">Critical GSC MASTER NORTHEM a confirme</text:p>
      <text:p text:style-name="P4"/>
      <table:table table:name="Tableau2" table:style-name="Tableau2">
        <table:table-column table:style-name="Tableau2.A" table:number-columns-repeated="6"/>
        <table:table-column table:style-name="Tableau2.G"/>
        <table:table-row>
          <table:table-cell table:style-name="Tableau2.A1" office:value-type="string">
            <text:p text:style-name="P38">Gelato 911 BY E .L</text:p>
          </table:table-cell>
          <table:table-cell table:style-name="Tableau2.A1" office:value-type="string">
            <text:p text:style-name="P38">Qty</text:p>
            <text:p text:style-name="P38">14 Euro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G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G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G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G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2T15:26:59.047000000</meta:creation-date>
    <dc:date>2021-08-07T16:48:57.664000000</dc:date>
    <meta:editing-duration>PT2H4M36S</meta:editing-duration>
    <meta:editing-cycles>8</meta:editing-cycles>
    <meta:generator>LibreOffice/7.0.1.2$Windows_X86_64 LibreOffice_project/7cbcfc562f6eb6708b5ff7d7397325de9e764452</meta:generator>
    <meta:document-statistic meta:table-count="2" meta:image-count="0" meta:object-count="0" meta:page-count="2" meta:paragraph-count="207" meta:word-count="337" meta:character-count="1859" meta:non-whitespace-character-count="1723"/>
  </office:meta>
</office:document-meta>
</file>